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627" officeooo:paragraph-rsid="00066627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66627" officeooo:paragraph-rsid="00066627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1</text:p>
      <text:p text:style-name="P1"/>
      <text:p text:style-name="P1">1. Write a program to create five threads in C.</text:p>
      <text:p text:style-name="P1">2. Program to print “Hello World” using thread in C</text:p>
      <text:p text:style-name="P1">3. Program that computes the square roots of the integers from 0 to 99 in a separate thread and</text:p>
      <text:p text:style-name="P1">returns an array of doubles containing the * results. In the meantime the main thread should</text:p>
      <text:p text:style-name="P1">display a short message to the user and then display the results of the computation</text:p>
      <text:p text:style-name="P1">4. Implement a linked list as a Parallel program (based on Pthreads) with Mutex locks for the entire</text:p>
      <text:p text:style-name="P1">linked list Implementation should support Search( ), Insert( ), and Delete( ) functions.</text:p>
      <text:p text:style-name="P1">5. Program to computes the total of the values of the matrix using thread and mutex lock on global</text:p>
      <text:p text:style-name="P1">variable tota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2:13:06.476646839</meta:creation-date>
    <dc:date>2018-10-31T12:18:14.107868697</dc:date>
    <meta:editing-duration>PT5M11S</meta:editing-duration>
    <meta:editing-cycles>1</meta:editing-cycles>
    <meta:document-statistic meta:table-count="0" meta:image-count="0" meta:object-count="0" meta:page-count="1" meta:paragraph-count="10" meta:word-count="124" meta:character-count="680" meta:non-whitespace-character-count="566"/>
    <meta:generator>LibreOffice/6.0.6.2$Linux_X86_64 LibreOffice_project/00m0$Build-2</meta:generator>
  </office:meta>
</office:document-meta>
</file>